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309cm"/>
    </style:style>
    <style:style style:name="co2" style:family="table-column">
      <style:table-column-properties fo:break-before="auto" style:column-width="6.126cm"/>
    </style:style>
    <style:style style:name="co3" style:family="table-column">
      <style:table-column-properties fo:break-before="auto" style:column-width="5.935cm"/>
    </style:style>
    <style:style style:name="co4" style:family="table-column">
      <style:table-column-properties fo:break-before="auto" style:column-width="5.664cm"/>
    </style:style>
    <style:style style:name="co5" style:family="table-column">
      <style:table-column-properties fo:break-before="auto" style:column-width="2.258cm"/>
    </style:style>
    <style:style style:name="co6" style:family="table-column">
      <style:table-column-properties fo:break-before="auto" style:column-width="24.074cm"/>
    </style:style>
    <style:style style:name="co7" style:family="table-column">
      <style:table-column-properties fo:break-before="auto" style:column-width="23.366cm"/>
    </style:style>
    <style:style style:name="ro1" style:family="table-row">
      <style:table-row-properties style:row-height="0.427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0.473cm" fo:break-before="auto" style:use-optimal-row-height="true"/>
    </style:style>
    <style:style style:name="ro8" style:family="table-row">
      <style:table-row-properties style:row-height="2.0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fo:wrap-option="wrap"/>
      <style:paragraph-properties fo:text-align="start" fo:margin-left="0.353cm"/>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hu" fo:country="HU"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hu" fo:country="H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font-name="Times New Roman" fo:font-size="11pt" fo:language="hu" fo:country="HU"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ce1"/>
        <table:table-column table:style-name="co2" table:default-cell-style-name="ce1"/>
        <table:table-column table:style-name="co3" table:number-columns-repeated="2" table:default-cell-style-name="ce1"/>
        <table:table-column table:style-name="co4" table:default-cell-style-name="ce1"/>
        <table:table-column table:style-name="co5" table:number-columns-repeated="1019" table:default-cell-style-name="ce1"/>
        <table:table-row table:style-name="ro1">
          <table:table-cell table:number-columns-repeated="1024"/>
        </table:table-row>
        <table:table-row table:style-name="ro2">
          <table:table-cell table:style-name="ce2" office:value-type="string">
            <text:p>Horizontális funkciók</text:p>
          </table:table-cell>
          <table:table-cell table:style-name="ce2" office:value-type="string">
            <text:p>Megelőzés</text:p>
          </table:table-cell>
          <table:table-cell table:style-name="ce2" office:value-type="string">
            <text:p>Észlelés</text:p>
          </table:table-cell>
          <table:table-cell table:style-name="ce2" office:value-type="string">
            <text:p>Beavatkozás</text:p>
          </table:table-cell>
          <table:table-cell table:style-name="ce2" office:value-type="string">
            <text:p>Helyreállítás</text:p>
          </table:table-cell>
          <table:table-cell table:style-name="ce2" table:number-columns-repeated="1019"/>
        </table:table-row>
        <table:table-row table:style-name="ro1">
          <table:table-cell table:number-columns-repeated="1024"/>
        </table:table-row>
        <table:table-row table:style-name="ro2">
          <table:table-cell/>
          <table:table-cell office:value-type="string">
            <text:p>Védelmi képesség tesztelése</text:p>
          </table:table-cell>
          <table:table-cell office:value-type="string">
            <text:p>Információ gyűjtés, fogadás</text:p>
          </table:table-cell>
          <table:table-cell office:value-type="string">
            <text:p>Információ értékelés</text:p>
          </table:table-cell>
          <table:table-cell table:number-columns-repeated="1020"/>
        </table:table-row>
        <table:table-row table:style-name="ro2">
          <table:table-cell/>
          <table:table-cell office:value-type="string">
            <text:p>Tesztelések kiértékelése</text:p>
          </table:table-cell>
          <table:table-cell table:style-name="ce3" office:value-type="string">
            <text:p>Automatikus ( SCADA )</text:p>
          </table:table-cell>
          <table:table-cell office:value-type="string">
            <text:p>Döntés előkészítés</text:p>
          </table:table-cell>
          <table:table-cell table:number-columns-repeated="1020"/>
        </table:table-row>
        <table:table-row table:style-name="ro3">
          <table:table-cell/>
          <table:table-cell office:value-type="string">
            <text:p>Kiértékelés alapján a védelmi képesség fejlesztése</text:p>
          </table:table-cell>
          <table:table-cell table:style-name="ce3" office:value-type="string">
            <text:p>Humán</text:p>
          </table:table-cell>
          <table:table-cell table:style-name="ce3" office:value-type="string">
            <text:p>Azonnali beavatkozást igényel?</text:p>
          </table:table-cell>
          <table:table-cell table:number-columns-repeated="1020"/>
        </table:table-row>
        <table:table-row table:style-name="ro2">
          <table:table-cell/>
          <table:table-cell table:style-name="ce3" office:value-type="string">
            <text:p>Infrastruktúra</text:p>
          </table:table-cell>
          <table:table-cell office:value-type="string">
            <text:p>Információ minősítés</text:p>
          </table:table-cell>
          <table:table-cell table:style-name="ce3" office:value-type="string">
            <text:p>Sürgősségi beavatkozást?</text:p>
          </table:table-cell>
          <table:table-cell table:number-columns-repeated="1020"/>
        </table:table-row>
        <table:table-row table:style-name="ro3">
          <table:table-cell/>
          <table:table-cell table:style-name="ce3" office:value-type="string">
            <text:p>Humán</text:p>
          </table:table-cell>
          <table:table-cell table:style-name="ce3" office:value-type="string">
            <text:p>Három szintű: közösségi, professzionális, hatósági</text:p>
          </table:table-cell>
          <table:table-cell table:style-name="ce3" office:value-type="string">
            <text:p>Normál beavatkozást?</text:p>
          </table:table-cell>
          <table:table-cell table:number-columns-repeated="1020"/>
        </table:table-row>
        <table:table-row table:style-name="ro3">
          <table:table-cell table:number-columns-repeated="2"/>
          <table:table-cell table:style-name="ce3" office:value-type="string">
            <text:p>Kategorizáció</text:p>
          </table:table-cell>
          <table:table-cell office:value-type="string">
            <text:p>Beavatkozás meghatározása a sürgősségi szinten</text:p>
          </table:table-cell>
          <table:table-cell table:number-columns-repeated="1020"/>
        </table:table-row>
        <table:table-row table:style-name="ro2">
          <table:table-cell table:number-columns-repeated="2"/>
          <table:table-cell table:style-name="ce3" office:value-type="string">
            <text:p>Forrás azonosítás</text:p>
          </table:table-cell>
          <table:table-cell office:value-type="string">
            <text:p>Beavatkozási feladatok kiadása</text:p>
          </table:table-cell>
          <table:table-cell table:number-columns-repeated="1020"/>
        </table:table-row>
        <table:table-row table:style-name="ro3">
          <table:table-cell table:number-columns-repeated="2"/>
          <table:table-cell table:style-name="ce3" office:value-type="string">
            <text:p>Hitelesség ellenőrzés – visszaellenőrzés</text:p>
          </table:table-cell>
          <table:table-cell office:value-type="string">
            <text:p>Beavatkozás státuszolása</text:p>
          </table:table-cell>
          <table:table-cell table:number-columns-repeated="1020"/>
        </table:table-row>
        <table:table-row table:style-name="ro2">
          <table:table-cell table:number-columns-repeated="2"/>
          <table:table-cell table:style-name="ce3" office:value-type="string">
            <text:p>Kritikusság értékelés</text:p>
          </table:table-cell>
          <table:table-cell office:value-type="string">
            <text:p>Beavatkozás visszaellenőrzése</text:p>
          </table:table-cell>
          <table:table-cell table:number-columns-repeated="1020"/>
        </table:table-row>
        <table:table-row table:style-name="ro3">
          <table:table-cell table:number-columns-repeated="2"/>
          <table:table-cell table:style-name="ce3"/>
          <table:table-cell office:value-type="string">
            <text:p>Beavatkozás módosítása szükség szerint</text:p>
          </table:table-cell>
          <table:table-cell table:number-columns-repeated="1020"/>
        </table:table-row>
        <table:table-row table:style-name="ro2">
          <table:table-cell table:number-columns-repeated="2"/>
          <table:table-cell table:style-name="ce3"/>
          <table:table-cell office:value-type="string">
            <text:p>Beavatkozás értékelése ( follow-up )</text:p>
          </table:table-cell>
          <table:table-cell table:number-columns-repeated="1020"/>
        </table:table-row>
        <table:table-row table:style-name="ro2">
          <table:table-cell table:number-columns-repeated="2"/>
          <table:table-cell office:value-type="string">
            <text:p>Információ továbbítás</text:p>
          </table:table-cell>
          <table:table-cell table:style-name="ce3" office:value-type="string">
            <text:p>Automatikus ( KPI, SLA-k )</text:p>
          </table:table-cell>
          <table:table-cell table:number-columns-repeated="1020"/>
        </table:table-row>
        <table:table-row table:style-name="ro2">
          <table:table-cell table:number-columns-repeated="3"/>
          <table:table-cell table:style-name="ce3" office:value-type="string">
            <text:p>Humán</text:p>
          </table:table-cell>
          <table:table-cell table:number-columns-repeated="1020"/>
        </table:table-row>
        <table:table-row table:style-name="ro1">
          <table:table-cell table:number-columns-repeated="1024"/>
        </table:table-row>
        <table:table-row table:style-name="ro2">
          <table:table-cell table:number-columns-repeated="3"/>
          <table:table-cell office:value-type="string">
            <text:p>Feladatvégzés</text:p>
          </table:table-cell>
          <table:table-cell table:number-columns-repeated="1020"/>
        </table:table-row>
        <table:table-row table:style-name="ro2">
          <table:table-cell table:number-columns-repeated="3"/>
          <table:table-cell table:style-name="ce3" office:value-type="string">
            <text:p>Feladat fogadása</text:p>
          </table:table-cell>
          <table:table-cell table:number-columns-repeated="1020"/>
        </table:table-row>
        <table:table-row table:style-name="ro2">
          <table:table-cell table:number-columns-repeated="3"/>
          <table:table-cell table:style-name="ce3" office:value-type="string">
            <text:p>Feladatvégzés</text:p>
          </table:table-cell>
          <table:table-cell table:number-columns-repeated="1020"/>
        </table:table-row>
        <table:table-row table:style-name="ro2">
          <table:table-cell office:value-type="string">
            <text:p>Képzés, oktatás</text:p>
          </table:table-cell>
          <table:table-cell table:number-columns-repeated="2"/>
          <table:table-cell table:style-name="ce3" office:value-type="string">
            <text:p>Feladat riportolása</text:p>
          </table:table-cell>
          <table:table-cell table:number-columns-repeated="1020"/>
        </table:table-row>
        <table:table-row table:style-name="ro2">
          <table:table-cell office:value-type="string">
            <text:p>Képesség fenntartás</text:p>
          </table:table-cell>
          <table:table-cell table:number-columns-repeated="1023"/>
        </table:table-row>
        <table:table-row table:style-name="ro2">
          <table:table-cell office:value-type="string">
            <text:p>Minőségbiztosítás ( QA )</text:p>
          </table:table-cell>
          <table:table-cell table:number-columns-repeated="1023"/>
        </table:table-row>
        <table:table-row table:style-name="ro1" table:number-rows-repeated="1048552">
          <table:table-cell table:number-columns-repeated="1024"/>
        </table:table-row>
        <table:table-row table:style-name="ro1">
          <table:table-cell table:number-columns-repeated="1024"/>
        </table:table-row>
      </table:table>
      <table:table table:name="Sheet2" table:style-name="ta1">
        <table:table-column table:style-name="co5" table:default-cell-style-name="Default"/>
        <table:table-column table:style-name="co6" table:default-cell-style-name="Default"/>
        <table:table-row table:style-name="ro2">
          <table:table-cell/>
          <table:table-cell table:style-name="ce4" office:value-type="string">
            <text:p>By Andrew Fernandes.</text:p>
          </table:table-cell>
        </table:table-row>
        <table:table-row table:style-name="ro4">
          <table:table-cell/>
          <table:table-cell table:style-name="ce5" office:value-type="string">
            <text:p>One of the clear lessons that needs to be learned from the many and varied crises and disasters that the world has seen since the start of the new millennium is that it is not possible to predict every incident that will impact your company. This makes scenario-based business continuity planning a risky activity in its own right! And such an approach will lead to a false sense of security.</text:p>
          </table:table-cell>
        </table:table-row>
        <table:table-row table:style-name="ro3">
          <table:table-cell/>
          <table:table-cell table:style-name="ce5" office:value-type="string">
            <text:p>Whilst incidents can be categorized by type and prepared for via scenario-based methods, it is equally (or maybe more) important to be able to quickly and competently deal with the unexpected crisis that suddenly occurs out of the blue.</text:p>
          </table:table-cell>
        </table:table-row>
        <table:table-row table:style-name="ro4">
          <table:table-cell/>
          <table:table-cell table:style-name="ce5" office:value-type="string">
            <text:p>So, as business continuity planners, how do we deal with a novel or unexpected incident, especially when there in nothing in the text books or existing methodologies to provide guidance? The answer is to have a well chosen, highly trained, frequently exercised crisis management team, coupled with strong and clear crisis management plans.</text:p>
          </table:table-cell>
        </table:table-row>
        <table:table-row table:style-name="ro3">
          <table:table-cell/>
          <table:table-cell table:style-name="ce5" office:value-type="string">
            <text:p>In this white paper, I would like to share some of the practical aspects of what every planner should think about putting in place, as part of the crisis management process.</text:p>
          </table:table-cell>
        </table:table-row>
        <table:table-row table:style-name="ro3">
          <table:table-cell/>
          <table:table-cell table:style-name="ce5" office:value-type="string">
            <text:p>As we all know, an incident can be anything that has the potential to cause a business interruption. IF the incident cannot be resolved, then it becomes a CRISIS. A crisis is THE incident that causes a business interruption. </text:p>
          </table:table-cell>
        </table:table-row>
        <table:table-row table:style-name="ro2">
          <table:table-cell/>
          <table:table-cell table:style-name="ce5" office:value-type="string">
            <text:p>In order to deal with the unknown, a two phased planning approach is necessary:</text:p>
          </table:table-cell>
        </table:table-row>
        <table:table-row table:style-name="ro2">
          <table:table-cell/>
          <table:table-cell table:style-name="ce5" office:value-type="string">
            <text:p>Phase 1 – Pre planning (Risk assessment and mitigation)</text:p>
          </table:table-cell>
        </table:table-row>
        <table:table-row table:style-name="ro2">
          <table:table-cell/>
          <table:table-cell table:style-name="ce5" office:value-type="string">
            <text:p>Phase 2 – Crisis assessment and management planning (Incident resolution)</text:p>
          </table:table-cell>
        </table:table-row>
        <table:table-row table:style-name="ro2">
          <table:table-cell/>
          <table:table-cell table:style-name="ce4" office:value-type="string">
            <text:p>Phase 1 – Pre planning (Risk assessment and mitigation)</text:p>
          </table:table-cell>
        </table:table-row>
        <table:table-row table:style-name="ro4">
          <table:table-cell/>
          <table:table-cell table:style-name="ce5" office:value-type="string">
            <text:p>The pre-planning stage follows the usual business continuity development cycle, which has been developed over time and ratified by bodies such as the Business Continuity Institute and the Disaster Recovery Institute International. However, the documentation available to explain how to develop a business continuity plan can be fairly extensive. My simplified version is as follows:</text:p>
          </table:table-cell>
        </table:table-row>
        <table:table-row table:style-name="ro2">
          <table:table-cell/>
          <table:table-cell table:style-name="ce4" office:value-type="string">
            <text:p>Step one KNOW your risks!! Risk is a very broad term, but here is a very simple way of breaking it down into bite sized pieces:</text:p>
          </table:table-cell>
        </table:table-row>
        <table:table-row table:style-name="ro2">
          <table:table-cell/>
          <table:table-cell table:style-name="ce5" office:value-type="string">
            <text:p>* Get your senior management team into a room;</text:p>
          </table:table-cell>
        </table:table-row>
        <table:table-row table:style-name="ro2">
          <table:table-cell/>
          <table:table-cell table:style-name="ce5" office:value-type="string">
            <text:p>* Identify all risks (internal and external) that can potentially impact your organization;</text:p>
          </table:table-cell>
        </table:table-row>
        <table:table-row table:style-name="ro2">
          <table:table-cell/>
          <table:table-cell table:style-name="ce5" office:value-type="string">
            <text:p>* Group ALL known risks into two categories – high probability, low probability;</text:p>
          </table:table-cell>
        </table:table-row>
        <table:table-row table:style-name="ro3">
          <table:table-cell/>
          <table:table-cell table:style-name="ce5" office:value-type="string">
            <text:p>* Assign downtime tolerance against each probability (Downtime should be restricted to three timelines: less than one business day, 1-2 business days, 2-7 business days);</text:p>
          </table:table-cell>
        </table:table-row>
        <table:table-row table:style-name="ro2">
          <table:table-cell/>
          <table:table-cell table:style-name="ce5" office:value-type="string">
            <text:p>* Identify the potential impact of a risk event on the business – high or low (notice there is no medium!).</text:p>
          </table:table-cell>
        </table:table-row>
        <table:table-row table:style-name="ro3">
          <table:table-cell/>
          <table:table-cell table:style-name="ce4" office:value-type="string">
            <text:p>Step two – ALL high probability risks should have a LOW impact. If NOT, your business is really in dangerous waters!! If any high probability risks turn out to have a high impact, then it is very important that an operational solution is put in place absolutely as soon as possible. </text:p>
          </table:table-cell>
        </table:table-row>
        <table:table-row table:style-name="ro3">
          <table:table-cell/>
          <table:table-cell table:style-name="ce4" office:value-type="string">
            <text:p>Step three – Get management prioritization for low probability/high impact risks, to ensure that as a business there is a clear consensus on what business continuity activities should focus on. Not sure where to start? Concentrate on the top three unaddressed risks with the highest impact.</text:p>
          </table:table-cell>
        </table:table-row>
        <table:table-row table:style-name="ro2">
          <table:table-cell/>
          <table:table-cell table:style-name="ce4" office:value-type="string">
            <text:p>Phase 2 – Crisis assessment and management planning (Incident resolution)</text:p>
          </table:table-cell>
        </table:table-row>
        <table:table-row table:style-name="ro3">
          <table:table-cell/>
          <table:table-cell table:style-name="ce5" office:value-type="string">
            <text:p>For starters, the crisis will need to be managed either by location and/or by business function and to manage it the team must be predefined and members must be clear about their roles. A crisis management team needs the following to be in place to be effective:</text:p>
          </table:table-cell>
        </table:table-row>
        <table:table-row table:style-name="ro3">
          <table:table-cell/>
          <table:table-cell table:style-name="ce4" office:value-type="string">
            <text:p>Role one: There must be clearly identified ‘assessors’ (along with back-ups to these people) whose sole mission is to be able to assess the business interruption impact and provide feedback to the incident management team. </text:p>
          </table:table-cell>
        </table:table-row>
        <table:table-row table:style-name="ro4">
          <table:table-cell/>
          <table:table-cell table:style-name="ce5" office:value-type="string">
            <text:p>The assessor is the eyes and ears of the business and clearly needs to have the expertise to understand and assess the impact to the infrastructure and people. Assessors typically represent functions such as HR, Security EHS, and Operations. Based on the size of the organization, they can perform their functions individually or as a group. If they work as a group, they would typically form the ‘Site Response Team’. Their core responsibilities are to:</text:p>
          </table:table-cell>
        </table:table-row>
        <table:table-row table:style-name="ro2">
          <table:table-cell/>
          <table:table-cell table:style-name="ce5" office:value-type="string">
            <text:p>* Analyze and assess incidents.</text:p>
          </table:table-cell>
        </table:table-row>
        <table:table-row table:style-name="ro2">
          <table:table-cell/>
          <table:table-cell table:style-name="ce5" office:value-type="string">
            <text:p>* Resolve incidents; and if no resolution is possible immediately, to escalate. </text:p>
          </table:table-cell>
        </table:table-row>
        <table:table-row table:style-name="ro2">
          <table:table-cell/>
          <table:table-cell table:style-name="ce5" office:value-type="string">
            <text:p>* Provide recommendations. </text:p>
          </table:table-cell>
        </table:table-row>
        <table:table-row table:style-name="ro2">
          <table:table-cell/>
          <table:table-cell table:style-name="ce5" office:value-type="string">
            <text:p>* Execute actions to facilitate the return to a state of normality.</text:p>
          </table:table-cell>
        </table:table-row>
        <table:table-row table:style-name="ro2">
          <table:table-cell/>
          <table:table-cell table:style-name="ce5" office:value-type="string">
            <text:p>* Coordinate the return to normal operations once the threat has been concluded.</text:p>
          </table:table-cell>
        </table:table-row>
        <table:table-row table:style-name="ro2">
          <table:table-cell/>
          <table:table-cell table:style-name="ce5" office:value-type="string">
            <text:p>* Initiate a post incident review to provide feedback - what went well/what did not work, areas for improvement etc.</text:p>
          </table:table-cell>
        </table:table-row>
        <table:table-row table:style-name="ro4">
          <table:table-cell/>
          <table:table-cell table:style-name="ce4" office:value-type="string">
            <text:p>Role two: Identify a group of senior executives whose role is to receive the feedback provided by the assessors. Depending on the size of the organization this can be one individual or more, or a group of individuals. Either way their role is to perform crisis management and hence they are what we typically know as the crisis management team.</text:p>
          </table:table-cell>
        </table:table-row>
        <table:table-row table:style-name="ro4">
          <table:table-cell/>
          <table:table-cell table:style-name="ce5" office:value-type="string">
            <text:p>This team or individual (s) are authorized to approve recommendations given and are mainly involved in the crisis management process because they have their finger on the pulse of the business and can gauge the impact that the interruption will cause to the organization and business activities in general. Core responsibilities for this team or individual(s) are:</text:p>
          </table:table-cell>
        </table:table-row>
        <table:table-row table:style-name="ro2">
          <table:table-cell/>
          <table:table-cell table:style-name="ce5" office:value-type="string">
            <text:p>* Provide guidance to the assessors.</text:p>
          </table:table-cell>
        </table:table-row>
        <table:table-row table:style-name="ro2">
          <table:table-cell/>
          <table:table-cell table:style-name="ce5" office:value-type="string">
            <text:p>* Receive recommendations and provide approval and direction.</text:p>
          </table:table-cell>
        </table:table-row>
        <table:table-row table:style-name="ro2">
          <table:table-cell/>
          <table:table-cell table:style-name="ce5" office:value-type="string">
            <text:p>* Be accountable for the direction provided.</text:p>
          </table:table-cell>
        </table:table-row>
        <table:table-row table:style-name="ro5">
          <table:table-cell/>
          <table:table-cell table:style-name="ce4" office:value-type="string">
            <text:p>Role three: Irrespective of the size of the organization, you must have a person designated to drive internal and, if required, external communication efforts. One of the fundamental flaws in many crisis responses is that an overdose of information is provided but with no real focus to the communication. Effective and proactive communication will create and build the perception that the organization is under control; that the company knows and understands what is happening; and that it will resolve the situation. No matter how big or small an organization, creditability can be gained or lost during a crisis. </text:p>
          </table:table-cell>
        </table:table-row>
        <table:table-row table:style-name="ro3">
          <table:table-cell/>
          <table:table-cell table:style-name="ce5" office:value-type="string">
            <text:p>For an organization that has multiple sites, or multiple locations, replicate the above process. Remember you must have eyes and ears on the ground. Speed is of the essence. Some points to consider are:</text:p>
          </table:table-cell>
        </table:table-row>
        <table:table-row table:style-name="ro2">
          <table:table-cell/>
          <table:table-cell table:style-name="ce5" office:value-type="string">
            <text:p>* If you have a cluster of buildings that is considered one site, your team needs to decide whether they need to have an assessor per building or per site;</text:p>
          </table:table-cell>
        </table:table-row>
        <table:table-row table:style-name="ro3">
          <table:table-cell/>
          <table:table-cell table:style-name="ce5" office:value-type="string">
            <text:p>* If you have sites in different locations/cities you must have a separate site response team. You may be able to work with one crisis management team as long as the site leads are part of the crisis management team.</text:p>
          </table:table-cell>
        </table:table-row>
        <table:table-row table:style-name="ro3">
          <table:table-cell/>
          <table:table-cell table:style-name="ce5" office:value-type="string">
            <text:p>* If you have sites in multiple countries, and regions, it is strongly recommended that you have regional crisis management teams and country specific response teams.</text:p>
          </table:table-cell>
        </table:table-row>
        <table:table-row table:style-name="ro1" table:number-rows-repeated="1048536">
          <table:table-cell table:number-columns-repeated="2"/>
        </table:table-row>
        <table:table-row table:style-name="ro1">
          <table:table-cell table:number-columns-repeated="2"/>
        </table:table-row>
      </table:table>
      <table:table table:name="Sheet3" table:style-name="ta1">
        <table:table-column table:style-name="co5" table:default-cell-style-name="Default"/>
        <table:table-column table:style-name="co7" table:default-cell-style-name="ce5"/>
        <table:table-row table:style-name="ro4">
          <table:table-cell/>
          <table:table-cell office:value-type="string">
            <text:p>The Euro-Atlantic Disaster Response Coordination Centre (EADRCC) is NATO’s principal civil emergency response mechanism in the Euro-Atlantic area. It is active all year round, operational on a 24/7 basis, and involves NATO’s 28 allies plus 22 partner countries. The Centre functions as a clearing-house system for coordinating both requests and offers of assistance mainly in case of natural and man-made disasters.</text:p>
          </table:table-cell>
        </table:table-row>
        <table:table-row table:style-name="ro6">
          <table:table-cell/>
          <table:table-cell table:style-name="Default"/>
        </table:table-row>
        <table:table-row table:style-name="ro7">
          <table:table-cell/>
          <table:table-cell table:style-name="ce6" office:value-type="string">
            <text:p>Main tasks</text:p>
          </table:table-cell>
        </table:table-row>
        <table:table-row table:style-name="ro4">
          <table:table-cell/>
          <table:table-cell office:value-type="string">
            <text:p>In its coordinating functions for the response of NATO and Partner countries, EADRCC not only guides consequence management efforts, but it also serves as an information-sharing tool on disaster assistance through the organisation of seminars to discuss lessons learnt from NATO-coordinated disaster response operations and exercises. </text:p>
          </table:table-cell>
        </table:table-row>
        <table:table-row table:style-name="ro5">
          <table:table-cell/>
          <table:table-cell office:value-type="string">
            <text:p>In addition to its day-to-day activities and the immediate response to emergencies, EADRCC conducts annual large-scale field exercises with realistic scenarios to improve interaction between NATO, Partnership for Peace (PfP) and other partner countries. Regular major disaster exercises have been organised in different participating countries to practice procedures, provide training for local and international participants, build up interoperability skills and capabilities of the non-standing Euro-Atlantic Disaster Response Unit (EADRU), and harness the experience and lessons learnt for future operations.</text:p>
          </table:table-cell>
        </table:table-row>
        <table:table-row table:style-name="ro5">
          <table:table-cell/>
          <table:table-cell office:value-type="string">
            <text:p>To this date, EADRCC has conducted thirteen exercises in Ukraine, Croatia, the Russian Federation, Uzbekistan, Romania, Italy, Finland, Kazakhstan, Armenia, Turkey, and Moldova. The next exercise will be held in Tbilisi, Georgia, in September 2012. In 2009, the countries of the Mediterranean Dialogue (MD)¹ and those of the Istanbul Cooperation Initiative (ICI)² were given direct access to the Centre, followed by other partners across the globe³ in December 2011.</text:p>
          </table:table-cell>
        </table:table-row>
        <table:table-row table:style-name="ro8">
          <table:table-cell/>
          <table:table-cell office:value-type="string">
            <text:p>All EADRCC’s tasks are performed in close cooperation with the United Nations Office for the Coordination of Humanitarian Affairs (UN OCHA), which , retains the primary role in the coordination of international disaster relief operations. EADRCC has, been designed as a regional coordination mechanism, supporting and complementing the UN efforts. Furthermore, EADRCC’s principal function is coordination rather than direction. In the case of a disaster requiring international assistance, it is up to individual NATO allies and partners to decide whether to provide assistance, based on information received from EADRCC.</text:p>
          </table:table-cell>
        </table:table-row>
        <table:table-row table:style-name="ro2">
          <table:table-cell/>
          <table:table-cell office:value-type="string">
            <text:p>Algeria, Egypt, Israel, Jordan, Mauritania, Morocco and Tunisia.</text:p>
          </table:table-cell>
        </table:table-row>
        <table:table-row table:style-name="ro4">
          <table:table-cell/>
          <table:table-cell office:value-type="string">
            <text:p>Six countries of the Gulf Cooperation Council were initially invited to participate. To date, four of these -- Bahrain, Qatar, Kuwait and the United Arab Emirates -- have joined. Saudia Arabia and Oman have also shown an interest in the Initiative. Based on the principle of inclusiveness, the Initiative is, however, open to all interested countries of the broader Middle East region who subscribe to its aims and content.</text:p>
          </table:table-cell>
        </table:table-row>
        <table:table-row table:style-name="ro2">
          <table:table-cell/>
          <table:table-cell office:value-type="string">
            <text:p>Afghanistan, Australia, Iraq, Japan, Mongolia, New Zealand, Pakistan, South Korea (as of March 2012).</text:p>
          </table:table-cell>
        </table:table-row>
        <table:table-row table:style-name="ro6">
          <table:table-cell/>
          <table:table-cell table:style-name="Default"/>
        </table:table-row>
        <table:table-row table:style-name="ro5">
          <table:table-cell/>
          <table:table-cell office:value-type="string">
            <text:p>EADRCC forwards assistance requests to NATO and partner countries which, in turn, respond by communicating their offers of assistance to EADRCC and/or the affected country. The Centre uses AIDMATRIX to keep a record of the assistance offered (including assistance from other international organisations and actors), assistance accepted by the stricken country, delivery dates, assistance still required (or updates to the assistance requested), as well as the situation on the ground. This information circulates to NATO and partner countries in the form of daily situation reports, but it is also published on the NATO website.</text:p>
          </table:table-cell>
        </table:table-row>
        <table:table-row table:style-name="ro6">
          <table:table-cell/>
          <table:table-cell table:style-name="Default"/>
        </table:table-row>
        <table:table-row table:style-name="ro8">
          <table:table-cell/>
          <table:table-cell office:value-type="string">
            <text:p>The Centre is part of the International Staff, Operations Division located at NATO Headquarters in Brussels, Belgium. It is staffed by up to five secondees from NATO and partner countries and three members of the International Staff. The Centre liaises closely with UN OCHA, NATO Military Authorities (NMAs) and other relevant international organisations. During an actual disaster, EADRCC can temporarily be augmented with additional personnel from the EAPC delegations to NATO, or NATO’s international civilian and military staff. In addition, EADRCC has access to national civil experts that can be called to provide the Centre with expert advice in specific areas in the event of a major disaster.</text:p>
          </table:table-cell>
        </table:table-row>
        <table:table-row table:style-name="ro6">
          <table:table-cell/>
          <table:table-cell table:style-name="Default"/>
        </table:table-row>
        <table:table-row table:style-name="ro4">
          <table:table-cell/>
          <table:table-cell office:value-type="string">
            <text:p>EADRCC was established in 1998 by the Euro-Atlantic Partnership Council (EAPC) as a partnership tool of NATO’s civil emergency planning and as one of the two basic elements of the EAPC policy on cooperation in the field of international disaster relief. The other, complementary element is the EADRU, a non-standing, multi-national force of civil and military elements, deployable in the event of major natural or man-made disasters in an EAPC country. </text:p>
          </table:table-cell>
        </table:table-row>
        <table:table-row table:style-name="ro4">
          <table:table-cell/>
          <table:table-cell office:value-type="string">
            <text:p>Initially, EADRCC was extensively involved in coordinating the humanitarian assistance effort from the EAPC countries supporting the refugees during the Kosovo war in the late 1990s. Since then, however, the Centre has responded to more than 60 requests of assistance, mainly concerning natural disaster-stricken states. </text:p>
          </table:table-cell>
        </table:table-row>
        <table:table-row table:style-name="ro3">
          <table:table-cell/>
          <table:table-cell office:value-type="string">
            <text:p>Following the terrorist attacks of September 11, 2001, EADRCC has also been tasked with the coordination of international assistance from EAPC countries to help deal with the consequences of chemical, biological, radiological, or nuclear (CBRN) incidents, which includes terrorist attacks. </text:p>
          </table:table-cell>
        </table:table-row>
        <table:table-row table:style-name="ro4">
          <table:table-cell/>
          <table:table-cell office:value-type="string">
            <text:p>In January 2004, the North Atlantic Council, NATO's principal political decision-making body, widened EADRCC’s mandate to respond to assistance requests from the Afghan Government in the case of natural disasters.  Three years later, that mandate was extended to all areas where the Organization has been involved militarily, with the same provisions as Afghanistan. </text:p>
          </table:table-cell>
        </table:table-row>
        <table:table-row table:style-name="ro4">
          <table:table-cell/>
          <table:table-cell office:value-type="string">
            <text:p>In 2005, the Centre contributed to the United States’ response to Hurricane Katrina by coordinating the donations of NATO and partner countries. The same year, the Centre played a central role in the relief effort in Pakistan after the country was hit by a devastating earthquake and, later in 2010, when it was hit by massive flood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hu" number:country="HU">Ft</number:currency-symbol>
    </number:currency-style>
    <number:currency-style style:name="N104">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or Nagymajtenyi</meta:initial-creator>
    <meta:creation-date>2013-06-10T11:01:47</meta:creation-date>
    <meta:generator>LibreOffice/4.0.2.2$Linux_x86 LibreOffice_project/400m0$Build-2</meta:generator>
    <dc:date>2013-06-10T11:59:07</dc:date>
    <dc:creator>Gabor Nagymajtenyi</dc:creator>
    <meta:editing-duration>PT39M10S</meta:editing-duration>
    <meta:editing-cycles>3</meta:editing-cycles>
    <meta:document-statistic meta:table-count="3" meta:cell-count="95" meta:object-count="0"/>
  </office:meta>
</office:document-meta>
</file>